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rsid="00100215" officeooo:paragraph-rsid="00100215"/>
    </style:style>
    <style:style style:name="P2" style:family="paragraph" style:parent-style-name="Standard">
      <style:paragraph-properties fo:line-height="115%"/>
      <style:text-properties officeooo:rsid="0010ad52" officeooo:paragraph-rsid="0010ad52"/>
    </style:style>
    <style:style style:name="P3" style:family="paragraph" style:parent-style-name="Standard">
      <style:paragraph-properties fo:line-height="115%"/>
      <style:text-properties officeooo:paragraph-rsid="0010ad52"/>
    </style:style>
    <style:style style:name="P4" style:family="paragraph" style:parent-style-name="Standard">
      <style:paragraph-properties fo:line-height="115%"/>
      <style:text-properties officeooo:paragraph-rsid="001e4acd"/>
    </style:style>
    <style:style style:name="P5" style:family="paragraph" style:parent-style-name="Standard">
      <style:paragraph-properties fo:line-height="115%" fo:break-before="page"/>
      <style:text-properties officeooo:paragraph-rsid="001e4acd"/>
    </style:style>
    <style:style style:name="P6" style:family="paragraph" style:parent-style-name="Text_20_body">
      <style:paragraph-properties fo:line-height="115%"/>
      <style:text-properties officeooo:rsid="0010ad52" officeooo:paragraph-rsid="0010ad52"/>
    </style:style>
    <style:style style:name="P7" style:family="paragraph" style:parent-style-name="Text_20_body">
      <style:paragraph-properties fo:line-height="115%"/>
      <style:text-properties officeooo:paragraph-rsid="0010ad52"/>
    </style:style>
    <style:style style:name="P8" style:family="paragraph" style:parent-style-name="Text_20_body">
      <style:paragraph-properties fo:line-height="115%"/>
      <style:text-properties officeooo:paragraph-rsid="001a66d2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15%" fo:text-indent="0cm" style:auto-text-indent="false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15%" fo:text-indent="0cm" style:auto-text-indent="false"/>
      <style:text-properties officeooo:paragraph-rsid="0010ad52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15%" fo:text-indent="0cm" style:auto-text-indent="false"/>
      <style:text-properties officeooo:paragraph-rsid="0016f60e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15%" fo:text-indent="0cm" style:auto-text-indent="false"/>
      <style:text-properties officeooo:paragraph-rsid="001a66d2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15%" fo:text-indent="0cm" style:auto-text-indent="false"/>
      <style:text-properties officeooo:paragraph-rsid="001e4acd"/>
    </style:style>
    <style:style style:name="T1" style:family="text">
      <style:text-properties officeooo:rsid="0010ad52"/>
    </style:style>
    <style:style style:name="T2" style:family="text">
      <style:text-properties officeooo:rsid="00116c17"/>
    </style:style>
    <style:style style:name="T3" style:family="text">
      <style:text-properties officeooo:rsid="00128bda"/>
    </style:style>
    <style:style style:name="T4" style:family="text">
      <style:text-properties officeooo:rsid="00147310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151527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16f60e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10ad52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normal" officeooo:rsid="0010ad52" style:font-weight-asian="normal" style:font-weight-complex="normal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151527" style:font-weight-asian="normal" style:font-weight-complex="normal"/>
    </style:style>
    <style:style style:name="T13" style:family="text">
      <style:text-properties style:text-underline-style="none" fo:font-weight="normal" officeooo:rsid="0016f60e" style:font-weight-asian="normal" style:font-weight-complex="normal"/>
    </style:style>
    <style:style style:name="T14" style:family="text">
      <style:text-properties style:text-underline-style="none" fo:font-weight="normal" officeooo:rsid="0010ad52" style:font-weight-asian="normal" style:font-weight-complex="normal"/>
    </style:style>
    <style:style style:name="T15" style:family="text">
      <style:text-properties style:text-underline-style="none" fo:font-weight="normal" officeooo:rsid="001a66d2" style:font-weight-asian="normal" style:font-weight-complex="normal"/>
    </style:style>
    <style:style style:name="T16" style:family="text">
      <style:text-properties style:text-underline-style="none" fo:font-weight="normal" officeooo:rsid="001d8db4" style:font-weight-asian="normal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1717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PC1 :</text:span> <text:s text:c="2"/>10.10.1.100 &amp; 255.255.255.224<text:tab/>10.10.1.97</text:p>
      <text:p text:style-name="P1"><text:tab/>2001:DB8:1:1::A/64<text:tab/><text:tab/><text:tab/>FE80::1</text:p>
      <text:p text:style-name="P1"/>
      <text:p text:style-name="P1"><text:span text:style-name="T5">PC2 :</text:span> <text:s text:c="2"/>10.10.1.20 &amp; 255.255.255.240<text:tab/>10.10.1.17</text:p>
      <text:p text:style-name="P1"><text:tab/>2001:DB8:1:4::A/64<text:tab/><text:tab/><text:tab/>FE80::3</text:p>
      <text:p text:style-name="P1"/>
      <text:p text:style-name="P4"><text:span text:style-name="T8">PC1 ping PC2 ipv4 :</text:span><text:span text:style-name="T14"> </text:span></text:p>
      <text:p text:style-name="P4"><text:span text:style-name="T16">C:&gt;</text:span><text:span text:style-name="T15">ping 10.10.1.20</text:span></text:p>
      <text:p text:style-name="P3"><text:span text:style-name="T1">Reply from 10.10.1.20: bytes=32 time=2ms TTL=125</text:span></text:p>
      <text:p text:style-name="P7">Ping statistics for 10.10.1.20:</text:p>
      <text:p text:style-name="P8">Packets: Sent = 4, Received = 4, Lost = 0 (0% loss),</text:p>
      <text:p text:style-name="P8">Approximate round trip times in milli-seconds:</text:p>
      <text:p text:style-name="P8">Minimum = 2ms, Maximum = 3ms, Average = 2ms</text:p>
      <text:p text:style-name="P4"><text:span text:style-name="T8">PC2 ping PC1 ipv4 :</text:span><text:span text:style-name="T14"> </text:span></text:p>
      <text:p text:style-name="P4"><text:span text:style-name="T16">C:&gt;</text:span><text:span text:style-name="T15">ping 10.10.1.100</text:span></text:p>
      <text:p text:style-name="P3">Reply from 10.10.1.100: bytes=32 time=2ms TTL=125</text:p>
      <text:p text:style-name="P10">Ping statistics for 10.10.1.100:</text:p>
      <text:p text:style-name="P10">Packets: Sent = 4, Received = <text:span text:style-name="T3">4</text:span>, Lost = <text:span text:style-name="T3">0</text:span> (<text:span text:style-name="T3">0</text:span>% loss),</text:p>
      <text:p text:style-name="P9">Approximate round trip times in milli-seconds:</text:p>
      <text:p text:style-name="P9">Minimum = 2ms, Maximum = <text:span text:style-name="T4">3</text:span>ms, Average = <text:span text:style-name="T4">2</text:span>ms</text:p>
      <text:p text:style-name="P2"/>
      <text:p text:style-name="P4"><text:span text:style-name="T8">PC1 ping PC2 ipv6 :</text:span><text:span text:style-name="T14"> </text:span></text:p>
      <text:p text:style-name="P4"><text:span text:style-name="T16">C:&gt;</text:span><text:span text:style-name="T11">ping 2001:DB8:1:4::A</text:span></text:p>
      <text:p text:style-name="P9">Pinging 2001:DB8:1:4::A with 32 bytes of data:</text:p>
      <text:p text:style-name="P9">Reply from 2001:DB8:1:4::A: bytes=32 time=3ms TTL=125</text:p>
      <text:p text:style-name="P9">Reply from 2001:DB8:1:4::A: bytes=32 time=11ms TTL=125</text:p>
      <text:p text:style-name="P9">Reply from 2001:DB8:1:4::A: bytes=32 time=2ms TTL=125</text:p>
      <text:p text:style-name="P9">Reply from 2001:DB8:1:4::A: bytes=32 time=2ms TTL=125</text:p>
      <text:p text:style-name="P9">Ping statistics for 2001:DB8:1:4::A:</text:p>
      <text:p text:style-name="P9">Packets: Sent = 4, Received = 4, Lost = 0 (0% loss),</text:p>
      <text:p text:style-name="P9">Approximate round trip times in milli-seconds:</text:p>
      <text:p text:style-name="P9">Minimum = 2ms, Maximum = 11ms, Average = 4ms</text:p>
      <text:p text:style-name="P2"/>
      <text:p text:style-name="P4"><text:span text:style-name="T8">PC2 ping PC1 ipv6 :</text:span><text:span text:style-name="T14"> </text:span></text:p>
      <text:p text:style-name="P4"><text:span text:style-name="T16">C:&gt;</text:span><text:span text:style-name="T11">ping 2001:DB8:1:1::A</text:span></text:p>
      <text:p text:style-name="P9">Pinging 2001:DB8:1:1::A with 32 bytes of data:</text:p>
      <text:p text:style-name="P9">Reply from 2001:DB8:1:1::A: bytes=32 time=2ms TTL=125</text:p>
      <text:p text:style-name="P9">Reply from 2001:DB8:1:1::A: bytes=32 time=2ms TTL=125</text:p>
      <text:p text:style-name="P9">Reply from 2001:DB8:1:1::A: bytes=32 time=3ms TTL=125</text:p>
      <text:p text:style-name="P9">Reply from 2001:DB8:1:1::A: bytes=32 time=10ms TTL=125</text:p>
      <text:p text:style-name="P9">Ping statistics for 2001:DB8:1:1::A:</text:p>
      <text:p text:style-name="P9">Packets: Sent = 4, Received = 4, Lost = 0 (0% loss),</text:p>
      <text:p text:style-name="P9">Approximate round trip times in milli-seconds:</text:p>
      <text:p text:style-name="P9">Minimum = 2ms, Maximum = 10ms, Average = 4ms</text:p>
      <text:p text:style-name="P5"><text:span text:style-name="T6">PC1 </text:span><text:span text:style-name="T7">trace PC2 ipv4</text:span><text:span text:style-name="T6"> :</text:span><text:span text:style-name="T12"> </text:span></text:p>
      <text:p text:style-name="P4"><text:span text:style-name="T16">C:&gt;</text:span><text:span text:style-name="T1">tracert 10.10.1.20</text:span></text:p>
      <text:p text:style-name="P6">Tracing route to 10.10.1.20 over a maximum of 30 hops: </text:p>
      <text:p text:style-name="P9">1 1 ms 0 ms 0 ms 10.10.1.97</text:p>
      <text:p text:style-name="P9">2 0 ms 0 ms 1 ms 10.10.1.5</text:p>
      <text:p text:style-name="P9">3 1 ms 0 ms 1 ms 10.10.1.10</text:p>
      <text:p text:style-name="P9">4 1 ms 0 ms 0 ms 10.10.1.20</text:p>
      <text:p text:style-name="P9">Trace complete.</text:p>
      <text:p text:style-name="P2"/>
      <text:p text:style-name="P4"><text:span text:style-name="T6">PC2 </text:span><text:span text:style-name="T7">trace PC2 ipv4</text:span><text:span text:style-name="T6"> :</text:span><text:span text:style-name="T12"> </text:span></text:p>
      <text:p text:style-name="P4"><text:span text:style-name="T16">C:&gt;</text:span>tracert 10.10.1.100</text:p>
      <text:p text:style-name="P9">Tracing route to 10.10.1.100 over a maximum of 30 hops: </text:p>
      <text:p text:style-name="P9">1 1 ms 0 ms 0 ms 10.10.1.17</text:p>
      <text:p text:style-name="P9">2 1 ms 1 ms 0 ms 10.10.1.9</text:p>
      <text:p text:style-name="P9">3 2 ms 1 ms 1 ms 10.10.1.6</text:p>
      <text:p text:style-name="P9">4 0 ms 0 ms 1 ms 10.10.1.100</text:p>
      <text:p text:style-name="P12">Trace complete.</text:p>
      <text:p text:style-name="P12"><text:span text:style-name="T7"/></text:p>
      <text:p text:style-name="P13"><text:span text:style-name="T7">PC1 trace PC2 ipv6 :</text:span><text:span text:style-name="T13"> </text:span></text:p>
      <text:p text:style-name="P13"><text:span text:style-name="T16">C:&gt;</text:span>tracert 2001:DB8:1:4::A</text:p>
      <text:p text:style-name="P9">Tracing route to 2001:DB8:1:4::A over a maximum of 30 hops: </text:p>
      <text:p text:style-name="P9">1 1 ms 0 ms 0 ms 2001:DB8:1:1::1</text:p>
      <text:p text:style-name="P9">2 0 ms 0 ms 0 ms 2001:DB8:1:2::1</text:p>
      <text:p text:style-name="P9">3 2 ms 2 ms 1 ms 2001:DB8:1:3::2</text:p>
      <text:p text:style-name="P9">4 12 ms 0 ms 0 ms 2001:DB8:1:4::A</text:p>
      <text:p text:style-name="P9">Trace complete.</text:p>
      <text:p text:style-name="P11"><text:span text:style-name="T7"/></text:p>
      <text:p text:style-name="P13"><text:span text:style-name="T7">PC1 trace PC2 ipv6 :</text:span><text:span text:style-name="T13"> </text:span></text:p>
      <text:p text:style-name="P13"><text:span text:style-name="T16">C:&gt;</text:span><text:span text:style-name="T13">tracert 2001:DB8:1:1::A</text:span></text:p>
      <text:p text:style-name="P9">Tracing route to 2001:DB8:1:1::A over a maximum of 30 hops: </text:p>
      <text:p text:style-name="P9">1 1 ms 0 ms 0 ms 2001:DB8:1:4::1</text:p>
      <text:p text:style-name="P9">2 2 ms 1 ms 0 ms 2001:DB8:1:3::1</text:p>
      <text:p text:style-name="P9">3 1 ms 2 ms 1 ms 2001:DB8:1:2::2</text:p>
      <text:p text:style-name="P9">4 10 ms 0 ms 1 ms 2001:DB8:1:1::A</text:p>
      <text:p text:style-name="P9">Trac<text:span text:style-name="T18">e</text:span> complete.</text:p>
      <text:p text:style-name="P11"><text:span text:style-name="T1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1-26T10:55:36.477868067</meta:creation-date>
    <meta:generator>LibreOffice/7.0.6.2$Linux_X86_64 LibreOffice_project/00$Build-2</meta:generator>
    <dc:date>2021-12-03T09:30:19.191610089</dc:date>
    <meta:editing-duration>PT22M51S</meta:editing-duration>
    <meta:editing-cycles>14</meta:editing-cycles>
    <meta:document-statistic meta:table-count="0" meta:image-count="0" meta:object-count="0" meta:page-count="2" meta:paragraph-count="72" meta:word-count="446" meta:character-count="2574" meta:non-whitespace-character-count="2178"/>
  </office:meta>
</office:document-meta>
</file>